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e93" officeooo:paragraph-rsid="00042e93"/>
    </style:style>
    <style:style style:name="P2" style:family="paragraph" style:parent-style-name="Footer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Header">
      <style:text-properties style:font-name="Arial" fo:font-size="12pt" officeooo:rsid="00042e93" officeooo:paragraph-rsid="00042e93" style:font-size-asian="12pt" style:font-size-complex="12pt"/>
    </style:style>
    <style:style style:name="P4" style:family="paragraph"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2pt" officeooo:rsid="00042e93" officeooo:paragraph-rsid="00042e93" style:font-size-asian="12pt" style:font-size-complex="12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style:font-name="Arial" fo:font-size="12pt" style:font-size-asian="12pt" style:font-size-complex="12pt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0" draw:name="Form1" draw:style-name="Mgr1" draw:text-style-name="MP2" svg:x1="-1.45pt" svg:y1="14.29pt" svg:x2="486.06pt" svg:y2="14.29pt"><text:p/></draw:line>Max Mustermann<text:tab/>Ausarbeitung<text:tab/>eth2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1:40:44.916000000</meta:creation-date>
    <dc:date>2020-06-17T19:31:13.616000000</dc:date>
    <meta:editing-duration>PT3M46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" meta:word-count="5" meta:character-count="33" meta:non-whitespace-character-count="30"/>
  </office:meta>
</office:document-meta>
</file>